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da7d8" draw:textarea-horizontal-align="justify" draw:textarea-vertical-align="middle" draw:auto-grow-height="false" fo:min-height="0.738cm" fo:min-width="3.288cm"/>
    </style:style>
    <style:style style:name="gr2" style:family="graphic" style:parent-style-name="standard">
      <style:graphic-properties draw:fill="solid" draw:fill-color="#65c295" draw:textarea-horizontal-align="justify" draw:textarea-vertical-align="middle" draw:auto-grow-height="false" fo:min-height="0.738cm" fo:min-width="3.56cm"/>
    </style:style>
    <style:style style:name="gr3" style:family="graphic" style:parent-style-name="standard">
      <style:graphic-properties draw:fill="solid" draw:fill-color="#7da7d8" draw:textarea-horizontal-align="justify" draw:textarea-vertical-align="middle" draw:auto-grow-height="false" fo:min-height="0.738cm" fo:min-width="3.47cm"/>
    </style:style>
    <style:style style:name="gr4" style:family="graphic" style:parent-style-name="standard">
      <style:graphic-properties draw:fill="solid" draw:fill-color="#f04e4d" draw:textarea-horizontal-align="justify" draw:textarea-vertical-align="middle" draw:auto-grow-height="false" fo:min-height="0.668cm" fo:min-width="3.56cm"/>
    </style:style>
    <style:style style:name="gr5" style:family="graphic" style:parent-style-name="standard">
      <style:graphic-properties draw:fill="solid" draw:fill-color="#65c295" draw:textarea-horizontal-align="justify" draw:textarea-vertical-align="middle" draw:auto-grow-height="false" fo:min-height="0.738cm" fo:min-width="3.92cm"/>
    </style:style>
    <style:style style:name="gr6" style:family="graphic" style:parent-style-name="standard">
      <style:graphic-properties draw:fill="solid" draw:fill-color="#65c295" draw:textarea-horizontal-align="justify" draw:textarea-vertical-align="middle" draw:auto-grow-height="false" fo:min-height="0.81cm" fo:min-width="3.83cm"/>
    </style:style>
    <style:style style:name="gr7" style:family="graphic" style:parent-style-name="standard">
      <style:graphic-properties draw:fill="solid" draw:fill-color="#f04e4d" draw:textarea-horizontal-align="justify" draw:textarea-vertical-align="middle" draw:auto-grow-height="false" fo:min-height="0.598cm" fo:min-width="3.65cm"/>
    </style:style>
    <style:style style:name="gr8" style:family="graphic" style:parent-style-name="standard">
      <style:graphic-properties draw:fill="solid" draw:fill-color="#65c295" draw:textarea-horizontal-align="justify" draw:textarea-vertical-align="middle" draw:auto-grow-height="false" fo:min-height="0.738cm" fo:min-width="4.1cm"/>
    </style:style>
    <style:style style:name="gr9" style:family="graphic" style:parent-style-name="standard">
      <style:graphic-properties draw:fill="solid" draw:fill-color="#65c295" draw:textarea-horizontal-align="justify" draw:textarea-vertical-align="middle" draw:auto-grow-height="false" fo:min-height="0.668cm" fo:min-width="3.74cm"/>
    </style:style>
    <style:style style:name="gr10" style:family="graphic" style:parent-style-name="standard">
      <style:graphic-properties draw:fill="solid" draw:fill-color="#7da7d8" draw:textarea-horizontal-align="justify" draw:textarea-vertical-align="middle" draw:auto-grow-height="false" fo:min-height="0.738cm" fo:min-width="3.74cm"/>
    </style:style>
    <style:style style:name="gr11" style:family="graphic" style:parent-style-name="standard">
      <style:graphic-properties draw:fill="solid" draw:fill-color="#f04e4d" draw:textarea-horizontal-align="justify" draw:textarea-vertical-align="middle" draw:auto-grow-height="false" fo:min-height="0.668cm" fo:min-width="3.74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0.138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104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20" style:family="graphic" style:parent-style-name="standard">
      <style:graphic-properties draw:textarea-horizontal-align="justify" draw:textarea-vertical-align="middle" draw:auto-grow-height="false" fo:min-height="0.45cm" fo:min-width="0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fill="solid" draw:fill-color="#000000" draw:textarea-horizontal-align="justify" draw:textarea-vertical-align="middle" draw:auto-grow-height="false" fo:min-height="0.388cm" fo:min-width="0.13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da7d8"/>
      <style:paragraph-properties fo:text-align="center"/>
    </style:style>
    <style:style style:name="P3" style:family="paragraph">
      <loext:graphic-properties draw:fill="solid" draw:fill-color="#65c295"/>
      <style:paragraph-properties fo:text-align="center"/>
    </style:style>
    <style:style style:name="P4" style:family="paragraph">
      <loext:graphic-properties draw:fill="solid" draw:fill-color="#f04e4d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cm" svg:height="1.4cm" svg:x="9.3cm" svg:y="2.2cm">
          <text:p text:style-name="P1">CREAT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draw:layer="layout" svg:width="4.5cm" svg:height="1.4cm" svg:x="9.1cm" svg:y="5.8cm">
          <text:p text:style-name="P1">PREPAR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1" draw:id="id1" draw:layer="layout" svg:width="4.4cm" svg:height="1.4cm" svg:x="3.167cm" svg:y="5.733cm">
          <text:p text:style-name="P1">READY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draw:layer="layout" svg:width="4.5cm" svg:height="1.3cm" svg:x="15.5cm" svg:y="8.8cm">
          <text:p text:style-name="P1">NOT READ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3" draw:layer="layout" svg:width="4.9cm" svg:height="1.4cm" svg:x="2.9cm" svg:y="12.1cm">
          <text:p text:style-name="P1">DRY-RUNN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draw:layer="layout" svg:width="4.8cm" svg:height="1.5cm" svg:x="9.6cm" svg:y="12cm">
          <text:p text:style-name="P1">START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4" draw:layer="layout" svg:width="4.6cm" svg:height="1.2cm" svg:x="15.5cm" svg:y="15.355cm">
          <text:p text:style-name="P1">FAI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3" draw:layer="layout" svg:width="5.1cm" svg:height="1.4cm" svg:x="2.8cm" svg:y="15.4cm">
          <text:p text:style-name="P1">SUCCES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3" xml:id="id2" draw:id="id2" draw:layer="layout" svg:width="4.7cm" svg:height="1.3cm" svg:x="9.6cm" svg:y="19.2cm">
          <text:p text:style-name="P1">CLEAN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2" draw:layer="layout" svg:width="4.7cm" svg:height="1.4cm" svg:x="2.8cm" svg:y="22.2cm">
          <text:p text:style-name="P1">CLEA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4" draw:layer="layout" svg:width="4.7cm" svg:height="1.3cm" svg:x="15.7cm" svg:y="22.4cm">
          <text:p text:style-name="P1">DIRT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5" draw:layer="layout" svg:width="0.9cm" svg:height="0.9cm" svg:x="4.5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5cm" svg:height="0.5cm" svg:x="4.7cm" svg:y="2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5.3cm" svg:y1="2.9cm" svg:x2="9.3cm" svg:y2="2.9cm">
          <text:p/>
        </draw:line>
        <draw:line draw:style-name="gr14" draw:text-style-name="P7" draw:layer="layout" svg:x1="11.4cm" svg:y1="3.7cm" svg:x2="11.4cm" svg:y2="5.8cm">
          <text:p/>
        </draw:line>
        <draw:line draw:style-name="gr14" draw:text-style-name="P7" draw:layer="layout" svg:x1="9cm" svg:y1="6.5cm" svg:x2="7.6cm" svg:y2="6.5cm">
          <text:p/>
        </draw:line>
        <draw:line draw:style-name="gr14" draw:text-style-name="P7" draw:layer="layout" svg:x1="13.4cm" svg:y1="7.1cm" svg:x2="17.1cm" svg:y2="8.6cm">
          <text:p/>
        </draw:line>
        <draw:line draw:style-name="gr14" draw:text-style-name="P7" draw:layer="layout" svg:x1="17.7cm" svg:y1="10.2cm" svg:x2="17.7cm" svg:y2="12.4cm">
          <text:p/>
        </draw:line>
        <draw:line draw:style-name="gr14" draw:text-style-name="P7" draw:layer="layout" svg:x1="5.3cm" svg:y1="10.3cm" svg:x2="5.3cm" svg:y2="11.9cm">
          <text:p/>
        </draw:line>
        <draw:line draw:style-name="gr14" draw:text-style-name="P7" draw:layer="layout" svg:x1="6.2cm" svg:y1="9.6cm" svg:x2="11.5cm" svg:y2="11.8cm">
          <text:p/>
        </draw:line>
        <draw:frame draw:style-name="gr15" draw:text-style-name="P8" draw:layer="layout" svg:width="1.941cm" svg:height="0.962cm" svg:x="3.959cm" svg:y="3.6cm">
          <draw:text-box>
            <text:p>initial</text:p>
          </draw:text-box>
        </draw:frame>
        <draw:frame draw:style-name="gr16" draw:text-style-name="P8" draw:layer="layout" svg:width="1.662cm" svg:height="0.962cm" svg:x="18.238cm" svg:y="12.3cm">
          <draw:text-box>
            <text:p>final</text:p>
          </draw:text-box>
        </draw:frame>
        <draw:frame draw:style-name="gr17" draw:text-style-name="P8" draw:layer="layout" svg:width="1.844cm" svg:height="0.962cm" svg:x="2.968cm" svg:y="10.438cm">
          <draw:text-box>
            <text:p>[yes]</text:p>
          </draw:text-box>
        </draw:frame>
        <draw:line draw:style-name="gr14" draw:text-style-name="P7" draw:layer="layout" svg:x1="5.3cm" svg:y1="13.7cm" svg:x2="5.3cm" svg:y2="15.3cm">
          <text:p/>
        </draw:line>
        <draw:line draw:style-name="gr14" draw:text-style-name="P7" draw:layer="layout" svg:x1="6.9cm" svg:y1="16.9cm" svg:x2="11.5cm" svg:y2="19cm">
          <text:p/>
        </draw:line>
        <draw:line draw:style-name="gr14" draw:text-style-name="P7" draw:layer="layout" svg:x1="17.3cm" svg:y1="16.8cm" svg:x2="12.1cm" svg:y2="19cm">
          <text:p/>
        </draw:line>
        <draw:line draw:style-name="gr14" draw:text-style-name="P7" draw:layer="layout" svg:x1="9.5cm" svg:y1="20.4cm" svg:x2="5.4cm" svg:y2="22.1cm">
          <text:p/>
        </draw:line>
        <draw:frame draw:style-name="gr18" draw:text-style-name="P8" draw:layer="layout" svg:width="3.3cm" svg:height="1.1cm" svg:x="15cm" svg:y="6.8cm">
          <draw:text-box>
            <text:p>exception</text:p>
          </draw:text-box>
        </draw:frame>
        <draw:line draw:style-name="gr14" draw:text-style-name="P7" draw:layer="layout" svg:x1="14.1cm" svg:y1="20.4cm" svg:x2="18.1cm" svg:y2="22.3cm">
          <text:p/>
        </draw:line>
        <draw:frame draw:style-name="gr16" draw:text-style-name="P8" draw:layer="layout" svg:width="1.662cm" svg:height="0.962cm" svg:x="18.838cm" svg:y="25.4cm">
          <draw:text-box>
            <text:p>final</text:p>
          </draw:text-box>
        </draw:frame>
        <draw:line draw:style-name="gr14" draw:text-style-name="P7" draw:layer="layout" svg:x1="5cm" svg:y1="23.7cm" svg:x2="5cm" svg:y2="25.4cm">
          <text:p/>
        </draw:line>
        <draw:line draw:style-name="gr14" draw:text-style-name="P7" draw:layer="layout" svg:x1="18.2cm" svg:y1="23.8cm" svg:x2="18.2cm" svg:y2="25.3cm">
          <text:p/>
        </draw:line>
        <draw:frame draw:style-name="gr16" draw:text-style-name="P8" draw:layer="layout" svg:width="1.662cm" svg:height="0.962cm" svg:x="5.5cm" svg:y="25.338cm">
          <draw:text-box>
            <text:p>final</text:p>
          </draw:text-box>
        </draw:frame>
        <draw:frame draw:style-name="gr19" draw:text-style-name="P8" draw:layer="layout" svg:width="1.56cm" svg:height="0.962cm" svg:x="8.54cm" svg:y="9.538cm">
          <draw:text-box>
            <text:p>[no]</text:p>
          </draw:text-box>
        </draw:frame>
        <draw:frame draw:style-name="gr18" draw:text-style-name="P8" draw:layer="layout" svg:width="3.3cm" svg:height="1.1cm" svg:x="15.6cm" svg:y="20.2cm">
          <draw:text-box>
            <text:p>exception</text:p>
          </draw:text-box>
        </draw:frame>
        <draw:custom-shape draw:style-name="gr20" draw:text-style-name="P1" draw:layer="layout" svg:width="1.7cm" svg:height="1.4cm" svg:x="4.4cm" svg:y="8.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4" draw:text-style-name="P7" draw:layer="layout" svg:x1="5.3cm" svg:y1="7.2cm" svg:x2="5.3cm" svg:y2="8.7cm">
          <text:p/>
        </draw:line>
        <draw:frame draw:style-name="gr21" draw:text-style-name="P8" draw:layer="layout" svg:width="3.461cm" svg:height="0.962cm" svg:x="5.5cm" svg:y="7.568cm">
          <draw:text-box>
            <text:p>/--dry-run?</text:p>
          </draw:text-box>
        </draw:frame>
        <draw:custom-shape draw:style-name="gr20" draw:text-style-name="P1" draw:layer="layout" svg:width="1.7cm" svg:height="1.4cm" svg:x="11.133cm" svg:y="15.33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4" draw:text-style-name="P7" draw:layer="layout" svg:x1="12cm" svg:y1="13.7cm" svg:x2="12cm" svg:y2="15.2cm">
          <text:p/>
        </draw:line>
        <draw:frame draw:style-name="gr22" draw:text-style-name="P8" draw:layer="layout" svg:width="3.148cm" svg:height="0.962cm" svg:x="12.252cm" svg:y="13.9cm">
          <draw:text-box>
            <text:p>/run SIPp</text:p>
          </draw:text-box>
        </draw:frame>
        <draw:line draw:style-name="gr14" draw:text-style-name="P7" draw:layer="layout" svg:x1="11cm" svg:y1="16cm" svg:x2="8cm" svg:y2="16.1cm">
          <text:p/>
        </draw:line>
        <draw:line draw:style-name="gr14" draw:text-style-name="P7" draw:layer="layout" svg:x1="13cm" svg:y1="16cm" svg:x2="15.4cm" svg:y2="16cm">
          <text:p/>
        </draw:line>
        <draw:frame draw:style-name="gr23" draw:text-style-name="P9" draw:layer="layout" svg:width="1.844cm" svg:height="0.963cm" svg:x="9.156cm" svg:y="16.3cm">
          <draw:text-box>
            <text:p>[ok]</text:p>
          </draw:text-box>
        </draw:frame>
        <draw:frame draw:style-name="gr23" draw:text-style-name="P9" draw:layer="layout" svg:width="1.844cm" svg:height="0.963cm" svg:x="13.056cm" svg:y="16.271cm">
          <draw:text-box>
            <text:p>[fail]</text:p>
          </draw:text-box>
        </draw:frame>
        <draw:custom-shape draw:style-name="gr24" draw:text-style-name="P6" draw:layer="layout" svg:width="0.9cm" svg:height="0.9cm" svg:x="4.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9cm" svg:height="0.9cm" svg:x="17.8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5cm" svg:height="0.5cm" svg:x="18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9cm" svg:height="0.9cm" svg:x="17.2cm" svg:y="12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5cm" svg:height="0.5cm" svg:x="17.4cm" svg:y="12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7" draw:layer="layout" draw:line-skew="-1.066cm" svg:x1="3.167cm" svg:y1="6.433cm" svg:x2="9.6cm" svg:y2="19.85cm" draw:start-shape="id1" draw:start-glue-point="5" draw:end-shape="id2" draw:end-glue-point="5" svg:d="M3167 6433h-1567v13417h8000" svg:viewBox="0 0 8001 13418">
          <text:p/>
        </draw:connector>
        <draw:frame draw:style-name="gr18" draw:text-style-name="P8" draw:layer="layout" svg:width="3.3cm" svg:height="1.1cm" svg:x="1.6cm" svg:y="18.9cm">
          <draw:text-box>
            <text:p>excep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1T13:30:31.368570995</meta:creation-date>
    <dc:date>2020-01-10T16:42:18.368221185</dc:date>
    <meta:editing-duration>PT39M55S</meta:editing-duration>
    <meta:editing-cycles>17</meta:editing-cycles>
    <meta:generator>LibreOffice/6.0.2.1.0$FreeBSD_X86_64 LibreOffice_project/00m0$Build-1</meta:generator>
    <meta:document-statistic meta:object-count="52"/>
  </office:meta>
</office:document-meta>
</file>